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NÜ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iefenbachstr. /Otto-Hahn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n Wegweiser  #2</text:p>
          </table:table-cell>
          <table:covered-table-cell table:number-columns-repeated="2" table:style-name="ce10"/>
          <table:table-cell table:style-name="ce4" office:value-type="string">
            <text:p>229-6a</text:p>
          </table:table-cell>
          <table:table-cell table:style-name="ce21" office:value-type="string" table:number-columns-spanned="3" table:number-rows-spanned="1">
            <text:p>ABHOLEN??</text:p>
          </table:table-cell>
          <table:covered-table-cell table:number-columns-repeated="2" table:style-name="ce24"/>
          <table:table-cell table:style-name="ce26" office:value-type="string">
            <text:p>L0114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gbrönnle /Am Lerchenber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, G+P #3 Höld.-Gym.</text:p>
          </table:table-cell>
          <table:covered-table-cell table:number-columns-repeated="2" table:style-name="ce10"/>
          <table:table-cell table:style-name="ce4" office:value-type="string">
            <text:p>229-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62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ffstr 66 /Grötzin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.</text:p>
          </table:table-cell>
          <table:covered-table-cell table:number-columns-repeated="2" table:style-name="ce10"/>
          <table:table-cell table:style-name="ce4" office:value-type="string">
            <text:p>204-12c</text:p>
          </table:table-cell>
          <table:table-cell table:style-name="ce21" office:value-type="string" table:number-columns-spanned="3" table:number-rows-spanned="1">
            <text:p>Konk.015784397811</text:p>
          </table:table-cell>
          <table:covered-table-cell table:number-columns-repeated="2" table:style-name="ce24"/>
          <table:table-cell table:style-name="ce26" office:value-type="string">
            <text:p>H062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gbrönnle /Am Lerchenber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, G+P #2 Höld.-Gym.</text:p>
          </table:table-cell>
          <table:covered-table-cell table:number-columns-repeated="2" table:style-name="ce10"/>
          <table:table-cell table:style-name="ce4" office:value-type="string">
            <text:p>229-5a</text:p>
          </table:table-cell>
          <table:table-cell table:style-name="ce21" office:value-type="string" table:number-columns-spanned="3" table:number-rows-spanned="1">
            <text:p>Konk.01635751172</text:p>
          </table:table-cell>
          <table:covered-table-cell table:number-columns-repeated="2" table:style-name="ce24"/>
          <table:table-cell table:style-name="ce26" office:value-type="string">
            <text:p>L3003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gbrönnle /Am Lerchenber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, G+P Höld.-Gym.</text:p>
          </table:table-cell>
          <table:covered-table-cell table:number-columns-repeated="2" table:style-name="ce10"/>
          <table:table-cell table:style-name="ce4" office:value-type="string">
            <text:p>229-5a</text:p>
          </table:table-cell>
          <table:table-cell table:style-name="ce21" office:value-type="string" table:number-columns-spanned="3" table:number-rows-spanned="1">
            <text:p>2*Konk.01635751172</text:p>
          </table:table-cell>
          <table:covered-table-cell table:number-columns-repeated="2" table:style-name="ce24"/>
          <table:table-cell table:style-name="ce26" office:value-type="string">
            <text:p>H3130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chendorff ggü 15/17 /Schulze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zu Garage</text:p>
          </table:table-cell>
          <table:covered-table-cell table:number-columns-repeated="2" table:style-name="ce10"/>
          <table:table-cell table:style-name="ce4" office:value-type="string">
            <text:p>229-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046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esierstr ggü 6 /Ostpreuß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ersiegelte Fläche</text:p>
          </table:table-cell>
          <table:covered-table-cell table:number-columns-repeated="2" table:style-name="ce10"/>
          <table:table-cell table:style-name="ce4" office:value-type="string">
            <text:p>229-7a</text:p>
          </table:table-cell>
          <table:table-cell table:style-name="ce21" office:value-type="string" table:number-columns-spanned="3" table:number-rows-spanned="1">
            <text:p>Konk.01635412412</text:p>
          </table:table-cell>
          <table:covered-table-cell table:number-columns-repeated="2" table:style-name="ce24"/>
          <table:table-cell table:style-name="ce26" office:value-type="string">
            <text:p>K027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bert-Bosch-Str /Wilhelm-Maybach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1</text:p>
          </table:table-cell>
          <table:covered-table-cell table:number-columns-repeated="2" table:style-name="ce10"/>
          <table:table-cell table:style-name="ce4" office:value-type="string">
            <text:p>229-4d</text:p>
          </table:table-cell>
          <table:table-cell table:style-name="ce21" office:value-type="string" table:number-columns-spanned="3" table:number-rows-spanned="1">
            <text:p>5*Konk. 01635412412</text:p>
          </table:table-cell>
          <table:covered-table-cell table:number-columns-repeated="2" table:style-name="ce24"/>
          <table:table-cell table:style-name="ce26" office:value-type="string">
            <text:p>K0430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bert-Bosch-Str /Wilhelm-Maybach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2</text:p>
          </table:table-cell>
          <table:covered-table-cell table:number-columns-repeated="2" table:style-name="ce10"/>
          <table:table-cell table:style-name="ce4" office:value-type="string">
            <text:p>229-4d</text:p>
          </table:table-cell>
          <table:table-cell table:style-name="ce21" office:value-type="string" table:number-columns-spanned="3" table:number-rows-spanned="1">
            <text:p>Konk.015204229064</text:p>
          </table:table-cell>
          <table:covered-table-cell table:number-columns-repeated="2" table:style-name="ce24"/>
          <table:table-cell table:style-name="ce26" office:value-type="string">
            <text:p>K0744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iefenbachstr. /Otto-Hahn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n Wegweiser  #1</text:p>
          </table:table-cell>
          <table:covered-table-cell table:number-columns-repeated="2" table:style-name="ce10"/>
          <table:table-cell table:style-name="ce4" office:value-type="string">
            <text:p>229-6a</text:p>
          </table:table-cell>
          <table:table-cell table:style-name="ce21" office:value-type="string" table:number-columns-spanned="3" table:number-rows-spanned="1">
            <text:p>ABHOLEN??</text:p>
          </table:table-cell>
          <table:covered-table-cell table:number-columns-repeated="2" table:style-name="ce24"/>
          <table:table-cell table:style-name="ce26" office:value-type="string">
            <text:p>L0084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e Loderwiesen /Raidwang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linie</text:p>
          </table:table-cell>
          <table:covered-table-cell table:number-columns-repeated="2" table:style-name="ce10"/>
          <table:table-cell table:style-name="ce4" office:value-type="string">
            <text:p>228-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12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